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000000140A4E781EA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3366" draw:textarea-vertical-align="middle"/>
    </style:style>
    <style:style style:name="gr2" style:family="graphic" style:parent-style-name="standard">
      <style:graphic-properties svg:stroke-color="#333333" draw:fill="solid" draw:fill-color="#c0c0c0" draw:textarea-vertical-align="middle"/>
    </style:style>
    <style:style style:name="gr3" style:family="graphic" style:parent-style-name="standard">
      <style:graphic-properties draw:fill="solid" draw:textarea-vertical-align="middle"/>
    </style:style>
    <style:style style:name="gr4" style:family="graphic" style:parent-style-name="standard">
      <style:graphic-properties draw:fill="solid" draw:fill-color="#ffffcc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465cm"/>
    </style:style>
    <style:style style:name="gr10" style:family="graphic" style:parent-style-name="standard">
      <style:graphic-properties draw:stroke="none" svg:stroke-color="#000000" draw:fill="none" draw:fill-color="#ffffff" fo:min-height="1.111cm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6.5cm" svg:height="12.7cm" svg:x="5.9cm" svg:y="3.2cm">
            <text:p/>
          </draw:rect>
          <draw:g>
            <draw:rect draw:style-name="gr2" draw:text-style-name="P1" draw:layer="layout" svg:width="5.5cm" svg:height="11.9cm" svg:x="6.4cm" svg:y="3.6cm">
              <text:p text:style-name="P1">Gateway API</text:p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</draw:rect>
            <draw:rect draw:style-name="gr3" draw:text-style-name="P1" draw:layer="layout" svg:width="4.458cm" svg:height="2.34cm" svg:x="6.873cm" svg:y="5.736cm">
              <text:p text:style-name="P1">Profile A</text:p>
              <text:p text:style-name="P1">Adapter </text:p>
              <text:p text:style-name="P1">(Starter)</text:p>
            </draw:rect>
            <draw:rect draw:style-name="gr3" draw:text-style-name="P1" draw:layer="layout" svg:width="4.458cm" svg:height="2.339cm" svg:x="6.873cm" svg:y="8.482cm">
              <text:p text:style-name="P1">Profile B </text:p>
              <text:p text:style-name="P1">Adapter </text:p>
              <text:p text:style-name="P1">(Starter)</text:p>
            </draw:rect>
            <draw:rect draw:style-name="gr3" draw:text-style-name="P1" draw:layer="layout" svg:width="4.458cm" svg:height="2.34cm" svg:x="6.873cm" svg:y="11.329cm">
              <text:p text:style-name="P1">Profile C </text:p>
              <text:p text:style-name="P1">Adapter </text:p>
              <text:p text:style-name="P1">(Starter)</text:p>
            </draw:rect>
          </draw:g>
        </draw:g>
        <draw:rect draw:style-name="gr4" draw:text-style-name="P1" draw:layer="layout" svg:width="4.1cm" svg:height="3.1cm" draw:transform="skewX (0.0094247779607676) rotate (0.0094247779607676) translate (1.1cm 6.7cm)">
          <text:p text:style-name="P1">Desktop/Web </text:p>
          <text:p text:style-name="P1">Client</text:p>
        </draw:rect>
        <draw:rect draw:style-name="gr5" draw:text-style-name="P1" draw:layer="layout" svg:width="4.7cm" svg:height="2.6cm" svg:x="15.1cm" svg:y="5cm">
          <text:p text:style-name="P1">User DB </text:p>
          <text:p text:style-name="P1">(CRUD)</text:p>
        </draw:rect>
        <draw:rect draw:style-name="gr5" draw:text-style-name="P1" draw:layer="layout" svg:width="4.7cm" svg:height="2.6cm" svg:x="14.9cm" svg:y="8.6cm">
          <text:p text:style-name="P1">Persons DB </text:p>
          <text:p text:style-name="P1">(CRUD)</text:p>
        </draw:rect>
        <draw:line draw:style-name="gr6" draw:text-style-name="P1" draw:layer="layout" svg:x1="11.4cm" svg:y1="6.7cm" svg:x2="14.9cm" svg:y2="6.7cm">
          <text:p/>
        </draw:line>
        <draw:line draw:style-name="gr6" draw:text-style-name="P1" draw:layer="layout" svg:x1="11.4cm" svg:y1="9.7cm" svg:x2="14.8cm" svg:y2="9.7cm">
          <text:p/>
        </draw:line>
        <draw:line draw:style-name="gr6" draw:text-style-name="P1" draw:layer="layout" svg:x1="11.5cm" svg:y1="13cm" svg:x2="14.9cm" svg:y2="13cm">
          <text:p/>
        </draw:line>
        <draw:custom-shape draw:style-name="gr7" draw:text-style-name="P1" draw:layer="layout" svg:width="2.9cm" svg:height="3.6cm" svg:x="25.3cm" svg:y="6.8cm">
          <text:p text:style-name="P1">Test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9.9cm" svg:y1="7.1cm" svg:x2="25.2cm" svg:y2="7.8cm">
          <text:p/>
        </draw:line>
        <draw:line draw:style-name="gr6" draw:text-style-name="P1" draw:layer="layout" svg:x1="19.6cm" svg:y1="10.7cm" svg:x2="25.7cm" svg:y2="10.1cm">
          <text:p/>
        </draw:line>
        <draw:frame draw:style-name="gr8" draw:text-style-name="P1" draw:layer="layout" svg:width="2.6cm" svg:height="3.105cm" svg:x="14.3cm" svg:y="15.995cm">
          <draw:image xlink:href="Pictures/100000000000014000000140A4E781EA.png" xlink:type="simple" xlink:show="embed" xlink:actuate="onLoad">
            <text:p/>
          </draw:image>
        </draw:frame>
        <draw:frame draw:style-name="gr9" draw:text-style-name="P3" draw:layer="layout" svg:width="9.6cm" svg:height="1.715cm" svg:x="10.2cm" svg:y="1cm">
          <draw:text-box>
            <text:p text:style-name="P2"><text:span text:style-name="T1">Microservices </text:span><text:span text:style-name="T1"><text:line-break/></text:span><text:span text:style-name="T1">API Gateway Architecture</text:span></text:p>
          </draw:text-box>
        </draw:frame>
        <draw:frame draw:style-name="gr10" draw:text-style-name="P4" draw:layer="layout" svg:width="2.7cm" svg:height="1.361cm" svg:x="12.5cm" svg:y="5.339cm">
          <draw:text-box>
            <text:p><text:span text:style-name="T2">Redirects to</text:span></text:p>
          </draw:text-box>
        </draw:frame>
        <draw:frame draw:style-name="gr10" draw:text-style-name="P4" draw:layer="layout" svg:width="4.3cm" svg:height="1.361cm" svg:x="24.4cm" svg:y="11.2cm">
          <draw:text-box>
            <text:p><text:span text:style-name="T2">Embeeded in Profile C Adapter</text:span></text:p>
          </draw:text-box>
        </draw:frame>
        <draw:frame draw:style-name="gr10" draw:text-style-name="P4" draw:layer="layout" svg:width="4.3cm" svg:height="1.361cm" svg:x="12.4cm" svg:y="8.539cm">
          <draw:text-box>
            <text:p><text:span text:style-name="T2">Redirects </text:span></text:p>
            <text:p><text:span text:style-name="T2">to</text:span></text:p>
          </draw:text-box>
        </draw:frame>
        <draw:rect draw:style-name="gr5" draw:text-style-name="P1" draw:layer="layout" svg:width="4.472cm" svg:height="2.4cm" svg:x="14.928cm" svg:y="11.7cm">
          <text:p text:style-name="P1">Internal jolie</text:p>
          <text:p text:style-name="P1">Methods server</text:p>
        </draw:rect>
        <draw:frame draw:style-name="gr10" draw:text-style-name="P4" draw:layer="layout" svg:width="4.3cm" svg:height="1.361cm" svg:x="12.5cm" svg:y="11.739cm">
          <draw:text-box>
            <text:p><text:span text:style-name="T2">Redirects </text:span></text:p>
            <text:p><text:span text:style-name="T2">to</text:span></text:p>
          </draw:text-box>
        </draw:frame>
        <draw:line draw:style-name="gr6" draw:text-style-name="P1" draw:layer="layout" svg:x1="10.4cm" svg:y1="13.4cm" svg:x2="14cm" svg:y2="17.3cm">
          <text:p/>
        </draw:line>
        <draw:line draw:style-name="gr6" draw:text-style-name="P1" draw:layer="layout" svg:x1="11.5cm" svg:y1="13cm" svg:x2="14.9cm" svg:y2="13cm">
          <text:p/>
        </draw:line>
        <draw:frame draw:style-name="gr11" draw:text-style-name="P4" draw:layer="layout" svg:width="4.3cm" svg:height="1.25cm" svg:x="12.3cm" svg:y="15.05cm">
          <draw:text-box>
            <text:p><text:span text:style-name="T2">Embeeds</text:span></text:p>
          </draw:text-box>
        </draw:frame>
        <draw:line draw:style-name="gr6" draw:text-style-name="P1" draw:layer="layout" svg:x1="4.4cm" svg:y1="7.5cm" svg:x2="6.9cm" svg:y2="6.9cm">
          <text:p/>
        </draw:line>
        <draw:line draw:style-name="gr6" draw:text-style-name="P1" draw:layer="layout" svg:x1="4.4cm" svg:y1="8.5cm" svg:x2="7.2cm" svg:y2="9.4cm">
          <text:p/>
        </draw:line>
        <draw:line draw:style-name="gr6" draw:text-style-name="P1" draw:layer="layout" svg:x1="4.2cm" svg:y1="9.2cm" svg:x2="7.3cm" svg:y2="1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8T20:32:27.47</meta:creation-date>
    <dc:date>2016-01-04T16:58:30.73</dc:date>
    <meta:editing-duration>P1DT4H42M39S</meta:editing-duration>
    <meta:editing-cycles>15</meta:editing-cycles>
    <meta:generator>OpenOffice/4.1.2$Win32 OpenOffice.org_project/412m3$Build-9782</meta:generator>
    <meta:document-statistic meta:object-count="29"/>
  </office:meta>
</office:document-meta>
</file>